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b2055"/>
    </style:style>
    <style:style style:name="P2" style:family="paragraph" style:parent-style-name="Standard">
      <style:paragraph-properties fo:text-align="start" style:justify-single-word="false"/>
      <style:text-properties style:font-name="DejaVu Sans Condensed" officeooo:rsid="001b2055" officeooo:paragraph-rsid="001b2055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DejaVu Sans Condensed" officeooo:rsid="0023ebe8" officeooo:paragraph-rsid="0023ebe8"/>
    </style:style>
    <style:style style:name="T1" style:family="text">
      <style:text-properties style:font-name="DejaVu Sans Condensed" fo:font-weight="bold" officeooo:rsid="001c188a" style:font-weight-asian="bold" style:font-weight-complex="bold"/>
    </style:style>
    <style:style style:name="T2" style:family="text">
      <style:text-properties style:font-name="DejaVu Sans Condensed" fo:font-weight="bold" officeooo:rsid="001b2055" style:font-weight-asian="bold" style:font-weight-complex="bold"/>
    </style:style>
    <style:style style:name="T3" style:family="text">
      <style:text-properties style:font-name="DejaVu Sans Condensed" fo:font-weight="bold" officeooo:rsid="0022ccdc" style:font-weight-asian="bold" style:font-weight-complex="bold"/>
    </style:style>
    <style:style style:name="T4" style:family="text">
      <style:text-properties style:font-name="DejaVu Sans Condensed" fo:font-weight="bold" officeooo:rsid="00231e6c" style:font-weight-asian="bold" style:font-weight-complex="bold"/>
    </style:style>
    <style:style style:name="T5" style:family="text">
      <style:text-properties style:font-name="DejaVu Sans Condensed1" style:font-name-asian="DejaVu Sans Condensed1" style:font-name-complex="DejaVu Sans Condensed1"/>
    </style:style>
    <style:style style:name="T6" style:family="text">
      <style:text-properties style:font-name-asian="NSimSun" style:font-name-complex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6</text:span><text:span text:style-name="T4">0</text:span><text:span text:style-name="T3">1</text:span><text:span text:style-name="T1"> - </text:span><text:span text:style-name="T2">Notes, Quirks, and Trivia</text:span></text:p>
      <text:p text:style-name="P2"/>
      <text:list xml:id="list319021675" text:style-name="L1">
        <text:list-item>
          <text:p text:style-name="P3">On MFDs, fields with "[]" can be changed by entering a new value in the UFC scratchpad first, then press the OSB next to the field. <text:s/>Fields with "<text:span text:style-name="T5">↕"</text:span><text:span text:style-name="T6"> will cycle through several values when the OSB is pressed multiple times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11-23T13:18:57.486000000</dc:date>
    <meta:editing-duration>PT5H35M45S</meta:editing-duration>
    <meta:editing-cycles>2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48" meta:character-count="254" meta:non-whitespace-character-count="208"/>
  </office:meta>
</office:document-meta>
</file>